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paragraph-properties fo:text-align="center" style:justify-single-word="false"/>
      <style:text-properties style:font-name="DejaVu Sans" fo:font-size="100pt" officeooo:rsid="001fab76" officeooo:paragraph-rsid="001fab76" style:font-size-asian="100pt" style:font-size-complex="100pt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40pt" officeooo:rsid="001fab76" officeooo:paragraph-rsid="001fab76" style:font-size-asian="40pt" style:font-size-complex="40pt"/>
    </style:style>
    <style:style style:name="P3" style:family="paragraph" style:parent-style-name="Text_20_body">
      <style:paragraph-properties fo:text-align="center" style:justify-single-word="false"/>
      <style:text-properties style:font-name="DejaVu Sans" fo:font-size="70pt" officeooo:rsid="00220387" officeooo:paragraph-rsid="00220387" style:font-size-asian="70pt" style:font-size-complex="70pt"/>
    </style:style>
    <style:style style:name="T1" style:family="text">
      <style:text-properties officeooo:rsid="00210db9"/>
    </style:style>
    <style:style style:name="T2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VID-19</text:p>
      <text:p text:style-name="P3">ONLY ENTER WITH</text:p>
      <text:p text:style-name="P3">PRIOR PERMISSION </text:p>
      <text:p text:style-name="P2">PLEASE CONTACT BY EMAIL</text:p>
      <text:p text:style-name="Horizontal_20_Line"/>
      <text:p text:style-name="P2">USE PINK SHELVES IN HALLW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0.3.1$Linux_X86_64 LibreOffice_project/00$Build-1</meta:generator>
    <dc:date>2020-11-20T15:33:56.404138905</dc:date>
    <meta:editing-duration>PT4M4S</meta:editing-duration>
    <meta:editing-cycles>5</meta:editing-cycles>
    <meta:document-statistic meta:table-count="0" meta:image-count="0" meta:object-count="0" meta:page-count="1" meta:paragraph-count="5" meta:word-count="15" meta:character-count="90" meta:non-whitespace-character-count="79"/>
  </office:meta>
</office:document-meta>
</file>